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5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6pt"/>
    </style:style>
    <style:style style:name="co6" style:family="table-column">
      <style:table-column-properties fo:break-before="auto" style:column-width="85.61pt"/>
    </style:style>
    <style:style style:name="co7" style:family="table-column">
      <style:table-column-properties fo:break-before="auto" style:column-width="40.39pt"/>
    </style:style>
    <style:style style:name="co8" style:family="table-column">
      <style:table-column-properties fo:break-before="auto" style:column-width="45.89pt"/>
    </style:style>
    <style:style style:name="co9" style:family="table-column">
      <style:table-column-properties fo:break-before="auto" style:column-width="87.05pt"/>
    </style:style>
    <style:style style:name="co10" style:family="table-column">
      <style:table-column-properties fo:break-before="auto" style:column-width="63.69pt"/>
    </style:style>
    <style:style style:name="co11" style:family="table-column">
      <style:table-column-properties fo:break-before="auto" style:column-width="66.39pt"/>
    </style:style>
    <style:style style:name="co12" style:family="table-column">
      <style:table-column-properties fo:break-before="auto" style:column-width="34.64pt"/>
    </style:style>
    <style:style style:name="co13" style:family="table-column">
      <style:table-column-properties fo:break-before="auto" style:column-width="2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down&quot;" style:apply-style-name="blue" style:base-cell-address="puzzle31.A2"/>
    </style:style>
    <style:style style:name="ce3" style:family="table-cell" style:parent-style-name="Default">
      <style:map style:condition="cell-content()=&quot;on&quot;" style:apply-style-name="red" style:base-cell-address="puzzle31.J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Pivot_20_Table_20_Corner">
      <style:table-cell-properties fo:border-bottom="none" fo:border-left="none" fo:border-right="none" fo:border-top="2.01pt solid #000000"/>
    </style:style>
    <style:style style:name="ce14" style:family="table-cell" style:parent-style-name="Pivot_20_Table_20_Field">
      <style:table-cell-properties fo:border="0.99pt solid #000000"/>
    </style:style>
    <style:style style:name="ce1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="0.99pt solid #000000"/>
    </style:style>
    <style:style style:name="ce20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2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5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9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4" style:family="table-cell" style:parent-style-name="Default">
      <style:map style:condition="cell-content()=1" style:apply-style-name="blue" style:base-cell-address="lamp2.B2"/>
    </style:style>
    <style:style style:name="ce35" style:family="table-cell" style:parent-style-name="Default">
      <style:map style:condition="cell-content()=1" style:apply-style-name="blue" style:base-cell-address="lamp2.B3"/>
    </style:style>
    <style:style style:name="ce36" style:family="table-cell" style:parent-style-name="Default">
      <style:map style:condition="cell-content()=1" style:apply-style-name="blue" style:base-cell-address="lamp2.B4"/>
    </style:style>
    <style:style style:name="ce37" style:family="table-cell" style:parent-style-name="Default">
      <style:map style:condition="cell-content()=1" style:apply-style-name="blue" style:base-cell-address="lamp2.B5"/>
    </style:style>
    <style:style style:name="ce38" style:family="table-cell" style:parent-style-name="Default">
      <style:map style:condition="cell-content()=1" style:apply-style-name="blue" style:base-cell-address="lamp2.B6"/>
    </style:style>
    <style:style style:name="ce39" style:family="table-cell" style:parent-style-name="Default">
      <style:map style:condition="cell-content()=1" style:apply-style-name="blue" style:base-cell-address="lamp2.B7"/>
    </style:style>
    <style:style style:name="ce40" style:family="table-cell" style:parent-style-name="Default">
      <style:map style:condition="cell-content()=1" style:apply-style-name="blue" style:base-cell-address="lamp2.B8"/>
    </style:style>
    <style:style style:name="ce41" style:family="table-cell" style:parent-style-name="Default">
      <style:map style:condition="cell-content()=1" style:apply-style-name="blue" style:base-cell-address="lamp2.B9"/>
    </style:style>
    <style:style style:name="ce42" style:family="table-cell" style:parent-style-name="Default">
      <style:map style:condition="cell-content()=1" style:apply-style-name="blue" style:base-cell-address="lamp2.B10"/>
    </style:style>
    <style:style style:name="ce43" style:family="table-cell" style:parent-style-name="Default">
      <style:map style:condition="cell-content()=1" style:apply-style-name="blue" style:base-cell-address="lamp2.B11"/>
    </style:style>
    <style:style style:name="ce44" style:family="table-cell" style:parent-style-name="Default">
      <style:map style:condition="cell-content()=1" style:apply-style-name="blue" style:base-cell-address="lamp2.B12"/>
    </style:style>
    <style:style style:name="ce45" style:family="table-cell" style:parent-style-name="Default">
      <style:map style:condition="cell-content()=1" style:apply-style-name="blue" style:base-cell-address="lamp2.B13"/>
    </style:style>
    <style:style style:name="ce46" style:family="table-cell" style:parent-style-name="Default">
      <style:map style:condition="cell-content()=1" style:apply-style-name="blue" style:base-cell-address="lamp2.B14"/>
    </style:style>
    <style:style style:name="ce47" style:family="table-cell" style:parent-style-name="Default">
      <style:map style:condition="cell-content()=1" style:apply-style-name="blue" style:base-cell-address="lamp2.B15"/>
    </style:style>
    <style:style style:name="ce48" style:family="table-cell" style:parent-style-name="Default">
      <style:map style:condition="cell-content()=1" style:apply-style-name="blue" style:base-cell-address="lamp2.B16"/>
    </style:style>
    <style:style style:name="ce49" style:family="table-cell" style:parent-style-name="Default">
      <style:map style:condition="cell-content()=1" style:apply-style-name="blue" style:base-cell-address="lamp2.B19"/>
    </style:style>
    <style:style style:name="ce50" style:family="table-cell" style:parent-style-name="Default">
      <style:map style:condition="cell-content()=1" style:apply-style-name="blue" style:base-cell-address="lamp2.B25"/>
    </style:style>
    <style:style style:name="ce51" style:family="table-cell" style:parent-style-name="Default">
      <style:map style:condition="cell-content()=1" style:apply-style-name="blue" style:base-cell-address="lamp2.B26"/>
    </style:style>
    <style:style style:name="ce52" style:family="table-cell" style:parent-style-name="Default">
      <style:map style:condition="cell-content()=1" style:apply-style-name="blue" style:base-cell-address="lamp2.B27"/>
    </style:style>
    <style:style style:name="ce53" style:family="table-cell" style:parent-style-name="Default">
      <style:map style:condition="cell-content()=1" style:apply-style-name="blue" style:base-cell-address="lamp2.B28"/>
    </style:style>
    <style:style style:name="ce54" style:family="table-cell" style:parent-style-name="Default">
      <style:map style:condition="cell-content()=1" style:apply-style-name="blue" style:base-cell-address="lamp2.B29"/>
    </style:style>
    <style:style style:name="ce55" style:family="table-cell" style:parent-style-name="Default">
      <style:map style:condition="cell-content()=1" style:apply-style-name="blue" style:base-cell-address="lamp2.B30"/>
    </style:style>
    <style:style style:name="ce56" style:family="table-cell" style:parent-style-name="Default">
      <style:map style:condition="cell-content()=1" style:apply-style-name="blue" style:base-cell-address="lamp2.B31"/>
    </style:style>
    <style:style style:name="ce57" style:family="table-cell" style:parent-style-name="Default">
      <style:map style:condition="cell-content()=1" style:apply-style-name="blue" style:base-cell-address="lamp2.B32"/>
    </style:style>
    <style:style style:name="ce58" style:family="table-cell" style:parent-style-name="Default">
      <style:map style:condition="cell-content()=1" style:apply-style-name="blue" style:base-cell-address="lamp2.B33"/>
    </style:style>
    <style:style style:name="ce59" style:family="table-cell" style:parent-style-name="Default">
      <style:map style:condition="cell-content()=1" style:apply-style-name="blue" style:base-cell-address="lamp2.B34"/>
    </style:style>
    <style:style style:name="ce60" style:family="table-cell" style:parent-style-name="Default">
      <style:map style:condition="cell-content()=1" style:apply-style-name="blue" style:base-cell-address="lamp2.B37"/>
    </style:style>
    <style:style style:name="ce61" style:family="table-cell" style:parent-style-name="Default">
      <style:map style:condition="cell-content()=1" style:apply-style-name="blue" style:base-cell-address="lamp2.B39"/>
    </style:style>
    <style:style style:name="ce62" style:family="table-cell" style:parent-style-name="Default">
      <style:map style:condition="cell-content()=1" style:apply-style-name="blue" style:base-cell-address="lamp2.B40"/>
    </style:style>
    <style:style style:name="ce63" style:family="table-cell" style:parent-style-name="Default">
      <style:map style:condition="cell-content()=1" style:apply-style-name="blue" style:base-cell-address="lamp2.B41"/>
    </style:style>
    <style:style style:name="ce64" style:family="table-cell" style:parent-style-name="Default">
      <style:map style:condition="cell-content()=1" style:apply-style-name="blue" style:base-cell-address="lamp2.B42"/>
    </style:style>
    <style:style style:name="ce65" style:family="table-cell" style:parent-style-name="Default">
      <style:map style:condition="cell-content()=1" style:apply-style-name="blue" style:base-cell-address="lamp2.B43"/>
    </style:style>
    <style:style style:name="ce66" style:family="table-cell" style:parent-style-name="Default">
      <style:map style:condition="cell-content()=1" style:apply-style-name="blue" style:base-cell-address="lamp2.B45"/>
    </style:style>
    <style:style style:name="ce67" style:family="table-cell" style:parent-style-name="Default">
      <style:map style:condition="cell-content()=1" style:apply-style-name="blue" style:base-cell-address="lamp2.B48"/>
    </style:style>
    <style:style style:name="ce68" style:family="table-cell" style:parent-style-name="Default">
      <style:map style:condition="cell-content()=1" style:apply-style-name="blue" style:base-cell-address="lamp2.B49"/>
    </style:style>
    <style:style style:name="ce69" style:family="table-cell" style:parent-style-name="Default">
      <style:map style:condition="cell-content()=1" style:apply-style-name="blue" style:base-cell-address="lamp2.B50"/>
    </style:style>
    <style:style style:name="ce70" style:family="table-cell" style:parent-style-name="Default">
      <style:map style:condition="cell-content()=1" style:apply-style-name="blue" style:base-cell-address="lamp2.B52"/>
    </style:style>
    <style:style style:name="ce71" style:family="table-cell" style:parent-style-name="Default">
      <style:map style:condition="cell-content()=1" style:apply-style-name="blue" style:base-cell-address="lamp2.B55"/>
    </style:style>
    <style:style style:name="ce72" style:family="table-cell" style:parent-style-name="Default">
      <style:map style:condition="cell-content()=1" style:apply-style-name="blue" style:base-cell-address="lamp2.B68"/>
    </style:style>
    <style:style style:name="ce73" style:family="table-cell" style:parent-style-name="Default">
      <style:map style:condition="cell-content()=1" style:apply-style-name="blue" style:base-cell-address="lamp2.B71"/>
    </style:style>
    <style:style style:name="ce74" style:family="table-cell" style:parent-style-name="Default">
      <style:map style:condition="cell-content()=1" style:apply-style-name="blue" style:base-cell-address="lamp2.B78"/>
    </style:style>
    <style:style style:name="ce75" style:family="table-cell" style:parent-style-name="Default">
      <style:map style:condition="cell-content()=1" style:apply-style-name="blue" style:base-cell-address="lamp2.B79"/>
    </style:style>
    <style:style style:name="ce76" style:family="table-cell" style:parent-style-name="Default">
      <style:map style:condition="cell-content()=1" style:apply-style-name="blue" style:base-cell-address="lamp2.B82"/>
    </style:style>
    <style:style style:name="ce77" style:family="table-cell" style:parent-style-name="Default">
      <style:map style:condition="cell-content()=1" style:apply-style-name="blue" style:base-cell-address="lamp2.B84"/>
    </style:style>
    <style:style style:name="ce78" style:family="table-cell" style:parent-style-name="Default">
      <style:map style:condition="cell-content()=1" style:apply-style-name="blue" style:base-cell-address="lamp2.B85"/>
    </style:style>
    <style:style style:name="ce79" style:family="table-cell" style:parent-style-name="Default">
      <style:map style:condition="cell-content()=1" style:apply-style-name="blue" style:base-cell-address="lamp2.B86"/>
    </style:style>
    <style:style style:name="ce80" style:family="table-cell" style:parent-style-name="Default">
      <style:map style:condition="cell-content()=1" style:apply-style-name="blue" style:base-cell-address="lamp2.B87"/>
    </style:style>
    <style:style style:name="ce81" style:family="table-cell" style:parent-style-name="Default">
      <style:map style:condition="cell-content()=1" style:apply-style-name="blue" style:base-cell-address="lamp2.B89"/>
    </style:style>
    <style:style style:name="ce82" style:family="table-cell" style:parent-style-name="Default">
      <style:map style:condition="cell-content()=1" style:apply-style-name="blue" style:base-cell-address="lamp2.B90"/>
    </style:style>
    <style:style style:name="ce83" style:family="table-cell" style:parent-style-name="Default">
      <style:map style:condition="cell-content()=1" style:apply-style-name="blue" style:base-cell-address="lamp2.B91"/>
    </style:style>
    <style:style style:name="ce84" style:family="table-cell" style:parent-style-name="Default">
      <style:map style:condition="cell-content()=1" style:apply-style-name="blue" style:base-cell-address="lamp2.B92"/>
    </style:style>
    <style:style style:name="ce85" style:family="table-cell" style:parent-style-name="Default">
      <style:map style:condition="cell-content()=1" style:apply-style-name="blue" style:base-cell-address="lamp2.B93"/>
    </style:style>
    <style:style style:name="ce86" style:family="table-cell" style:parent-style-name="Default">
      <style:map style:condition="cell-content()=1" style:apply-style-name="blue" style:base-cell-address="lamp2.B97"/>
    </style:style>
    <style:style style:name="ce87" style:family="table-cell" style:parent-style-name="Default">
      <style:map style:condition="cell-content()=1" style:apply-style-name="blue" style:base-cell-address="lamp2.B103"/>
    </style:style>
    <style:style style:name="ce88" style:family="table-cell" style:parent-style-name="Default">
      <style:map style:condition="cell-content()=1" style:apply-style-name="blue" style:base-cell-address="lamp2.B104"/>
    </style:style>
    <style:style style:name="ce89" style:family="table-cell" style:parent-style-name="Default">
      <style:map style:condition="cell-content()=1" style:apply-style-name="blue" style:base-cell-address="lamp2.B109"/>
    </style:style>
    <style:style style:name="ce90" style:family="table-cell" style:parent-style-name="Default">
      <style:map style:condition="cell-content()=1" style:apply-style-name="blue" style:base-cell-address="lamp2.B117"/>
    </style:style>
    <style:style style:name="ce91" style:family="table-cell" style:parent-style-name="Default">
      <style:map style:condition="cell-content()=1" style:apply-style-name="blue" style:base-cell-address="lamp2.B121"/>
    </style:style>
    <style:style style:name="ce92" style:family="table-cell" style:parent-style-name="Default">
      <style:map style:condition="cell-content()=1" style:apply-style-name="blue" style:base-cell-address="lamp2.B124"/>
    </style:style>
    <style:style style:name="ce93" style:family="table-cell" style:parent-style-name="Default">
      <style:map style:condition="cell-content()=1" style:apply-style-name="blue" style:base-cell-address="lamp2.B137"/>
    </style:style>
    <style:style style:name="ce94" style:family="table-cell" style:parent-style-name="Default">
      <style:map style:condition="cell-content()=1" style:apply-style-name="blue" style:base-cell-address="lamp2.B140"/>
    </style:style>
    <style:style style:name="ce95" style:family="table-cell" style:parent-style-name="Default">
      <style:map style:condition="cell-content()=1" style:apply-style-name="blue" style:base-cell-address="lamp2.B162"/>
    </style:style>
    <style:style style:name="ce96" style:family="table-cell" style:parent-style-name="Default">
      <style:map style:condition="cell-content()=1" style:apply-style-name="blue" style:base-cell-address="lamp2.B168"/>
    </style:style>
    <style:style style:name="ce97" style:family="table-cell" style:parent-style-name="Default">
      <style:map style:condition="cell-content()=1" style:apply-style-name="blue" style:base-cell-address="lamp2.B169"/>
    </style:style>
    <style:style style:name="ce98" style:family="table-cell" style:parent-style-name="Default">
      <style:map style:condition="cell-content()=1" style:apply-style-name="blue" style:base-cell-address="lamp2.B177"/>
    </style:style>
    <style:style style:name="ce99" style:family="table-cell" style:parent-style-name="Default">
      <style:map style:condition="cell-content()=1" style:apply-style-name="blue" style:base-cell-address="lamp2.B178"/>
    </style:style>
    <style:style style:name="ce100" style:family="table-cell" style:parent-style-name="Default">
      <style:map style:condition="cell-content()=1" style:apply-style-name="blue" style:base-cell-address="lamp2.B179"/>
    </style:style>
    <style:style style:name="ce101" style:family="table-cell" style:parent-style-name="Default">
      <style:map style:condition="cell-content()=1" style:apply-style-name="blue" style:base-cell-address="lamp2.B182"/>
    </style:style>
    <style:style style:name="ce102" style:family="table-cell" style:parent-style-name="Default">
      <style:map style:condition="cell-content()=1" style:apply-style-name="blue" style:base-cell-address="lamp2.B187"/>
    </style:style>
    <style:style style:name="ce103" style:family="table-cell" style:parent-style-name="Default">
      <style:map style:condition="cell-content()=1" style:apply-style-name="blue" style:base-cell-address="lamp2.B200"/>
    </style:style>
    <style:style style:name="ce104" style:family="table-cell" style:parent-style-name="Default">
      <style:map style:condition="cell-content()=1" style:apply-style-name="blue" style:base-cell-address="lamp2.B204"/>
    </style:style>
    <style:style style:name="ce105" style:family="table-cell" style:parent-style-name="Default">
      <style:map style:condition="cell-content()=1" style:apply-style-name="blue" style:base-cell-address="lamp2.B252"/>
    </style:style>
    <style:style style:name="ce106" style:family="table-cell" style:parent-style-name="Default">
      <style:map style:condition="cell-content()=1" style:apply-style-name="blue" style:base-cell-address="lamp2.B274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n/off counts</text:p>
          </table:table-cell>
          <table:table-cell office:value-type="string" calcext:value-type="string">
            <text:p>lamp1</text:p>
          </table:table-cell>
          <table:table-cell office:value-type="string" calcext:value-type="string">
            <text:p>only two combinations lead to on: all on and all o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2,3,4</text:p>
          </table:table-cell>
          <table:table-cell office:value-type="string" calcext:value-type="string">
            <text:p>ratio fairly simil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3,4</text:p>
          </table:table-cell>
          <table:table-cell office:value-type="string" calcext:value-type="string">
            <text:p>exactly the same cou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mbination count shows lamp3 and lamp4 light up un different condit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filter</text:p>
          </table:table-cell>
          <table:table-cell office:value-type="string" calcext:value-type="string">
            <text:p>lamp1</text:p>
          </table:table-cell>
          <table:table-cell office:value-type="string" calcext:value-type="string">
            <text:p>only two combinations lead to on: all on and all off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. of downs</text:p>
          </table:table-cell>
          <table:table-cell office:value-type="string" calcext:value-type="string">
            <text:p>lamp2</text:p>
          </table:table-cell>
          <table:table-cell office:value-type="string" calcext:value-type="string">
            <text:p>requires 2-9 “down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3,4</text:p>
          </table:table-cell>
          <table:table-cell office:value-type="string" calcext:value-type="string">
            <text:p>require 3-9 “downs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conditional formatting matching GUI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.of downs + Data filter</text:p>
          </table:table-cell>
          <table:table-cell office:value-type="string" calcext:value-type="string">
            <text:p>lamp4</text:p>
          </table:table-cell>
          <table:table-cell office:value-type="string" calcext:value-type="string">
            <text:p>lamp on and 3 “downs”: all As, all Bs, all C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anity check after removing filter on “down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3</text:p>
          </table:table-cell>
          <table:table-cell office:value-type="string" calcext:value-type="string">
            <text:p>same as lamp4, but all 1s, all 2s, all 3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2</text:p>
          </table:table-cell>
          <table:table-cell office:value-type="string" calcext:value-type="string">
            <text:p>difficult: only 2 “downs” is not very clear; filtering on 2&amp;3 “downs” adds noise from the 3s that are 2s in disgui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vot table</text:p>
          </table:table-cell>
          <table:table-cell office:value-type="string" calcext:value-type="string">
            <text:p>lamp2</text:p>
          </table:table-cell>
          <table:table-cell office:value-type="string" calcext:value-type="string">
            <text:p>could not find a good way to use pivot tabl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mp2</text:p>
          </table:table-cell>
          <table:table-cell office:value-type="string" calcext:value-type="string">
            <text:p>sheet with inputs that result in lamp 2 turning 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th max 3 inputs on, there are three groups of input: 5, 6, 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nly the 15s play a part in 2 inputs resul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lter those out and A1-B2-C3 and A3-B2-C1 rema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lter those two input combinations out and two groups of input: 4, 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n if A2 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f two inputs, either B1 or B3 are 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three inputs, at least on of B1 or B3 are 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 has the same with C2 and A2</text:p>
          </table:table-cell>
        </table:table-row>
      </table:table>
      <table:table table:name="puzzle31" table:style-name="ta1">
        <table:table-column table:style-name="co4" table:number-columns-repeated="9" table:default-cell-style-name="ce2"/>
        <table:table-column table:style-name="co5" table:number-columns-repeated="4" table:default-cell-style-name="ce3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lamp1</text:p>
          </table:table-cell>
          <table:table-cell table:style-name="ce1" office:value-type="string" calcext:value-type="string">
            <text:p>lamp2</text:p>
          </table:table-cell>
          <table:table-cell table:style-name="ce1" office:value-type="string" calcext:value-type="string">
            <text:p>lamp3</text:p>
          </table:table-cell>
          <table:table-cell table:style-name="ce1" office:value-type="string" calcext:value-type="string">
            <text:p>lamp4</text:p>
          </table:table-cell>
          <table:table-cell table:style-name="ce1" office:value-type="string" calcext:value-type="string">
            <text:p>no. of downs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up</text:p>
          </table:table-cell>
          <table:table-cell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formula="of:=COUNTIF([.A2:.I2];&quot;down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mp1</text:p>
          </table:table-cell>
          <table:table-cell office:value-type="string" calcext:value-type="string">
            <text:p>on</text:p>
          </table:table-cell>
          <table:table-cell table:formula="of:=COUNTIF([.J2:.J513];&quot;on&quot;)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:.I3];&quot;down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J2:.J513];&quot;off&quot;)" office:value-type="float" office:value="510" calcext:value-type="float">
            <text:p>510</text:p>
          </table:table-cell>
        </table:table-row>
        <table:table-row table:style-name="ro1">
          <table:table-cell table:number-columns-repeated="7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:.I4];&quot;down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:.I5];&quot;down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p2</text:p>
          </table:table-cell>
          <table:table-cell office:value-type="string" calcext:value-type="string">
            <text:p>on</text:p>
          </table:table-cell>
          <table:table-cell table:formula="of:=COUNTIF([.K2:.K513];&quot;on&quot;)" office:value-type="float" office:value="337" calcext:value-type="float">
            <text:p>337</text:p>
          </table:table-cell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:.I6];&quot;down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K2:.K513];&quot;off&quot;)" office:value-type="float" office:value="175" calcext:value-type="float">
            <text:p>175</text:p>
          </table:table-cell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:.I7];&quot;down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:.I8];&quot;down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p3</text:p>
          </table:table-cell>
          <table:table-cell office:value-type="string" calcext:value-type="string">
            <text:p>on</text:p>
          </table:table-cell>
          <table:table-cell table:formula="of:=COUNTIF([.L2:.L513];&quot;on&quot;)"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:.I9];&quot;down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L2:.L513];&quot;off&quot;)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7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:.I10];&quot;down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8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:.I11];&quot;down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p4</text:p>
          </table:table-cell>
          <table:table-cell office:value-type="string" calcext:value-type="string">
            <text:p>on</text:p>
          </table:table-cell>
          <table:table-cell table:formula="of:=COUNTIF([.M2:.M513];&quot;on&quot;)" office:value-type="float" office:value="169" calcext:value-type="float">
            <text:p>169</text:p>
          </table:table-cell>
        </table:table-row>
        <table:table-row table:style-name="ro1">
          <table:table-cell table:number-columns-repeated="7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:.I12];&quot;down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M2:.M513];&quot;off&quot;)" office:value-type="float" office:value="343" calcext:value-type="float">
            <text:p>343</text:p>
          </table:table-cell>
        </table:table-row>
        <table:table-row table:style-name="ro1"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3:.I1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4:.I1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5:.I15];&quot;down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4 - on</text:p>
          </table:table-cell>
          <table:table-cell office:value-type="string" calcext:value-type="string">
            <text:p>L4 - off</text:p>
          </table:table-cell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:.I16];&quot;down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3 - on</text:p>
          </table:table-cell>
          <table:table-cell table:formula="of:=COUNTIFS([.$L$2:.$L$513];&quot;on&quot;;[.$M$2:.$M$513];&quot;on&quot;)" office:value-type="float" office:value="91" calcext:value-type="float">
            <text:p>91</text:p>
          </table:table-cell>
          <table:table-cell table:formula="of:=COUNTIFS([.$L$2:.$L$513];&quot;on&quot;;[.$M$2:.$M$513];&quot;off&quot;)" office:value-type="float" office:value="78" calcext:value-type="float">
            <text:p>78</text:p>
          </table:table-cell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7:.I17];&quot;down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3 - off</text:p>
          </table:table-cell>
          <table:table-cell table:formula="of:=COUNTIFS([.$L$2:.$L$513];&quot;off&quot;;[.$M$2:.$M$513];&quot;on&quot;)" office:value-type="float" office:value="78" calcext:value-type="float">
            <text:p>78</text:p>
          </table:table-cell>
          <table:table-cell table:formula="of:=COUNTIFS([.$L$2:.$L$513];&quot;off&quot;;[.$M$2:.$M$513];&quot;off&quot;)" office:value-type="float" office:value="265" calcext:value-type="float">
            <text:p>265</text:p>
          </table:table-cell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:.I18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9:.I19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0:.I20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1:.I21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:.I22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3:.I2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4:.I2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5:.I25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6:.I26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7:.I27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8:.I28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9:.I29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0:.I30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1:.I31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2:.I32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3:.I3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4:.I3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5:.I35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:.I36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7:.I37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8:.I38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9:.I39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7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0:.I40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1:.I41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2:.I42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3:.I4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4:.I4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5:.I45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6:.I46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7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7:.I47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8:.I4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9:.I4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0:.I5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51:.I5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2:.I5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3:.I5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4:.I5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5:.I5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56:.I5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7:.I5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58:.I5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9:.I5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60:.I6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1:.I6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62:.I6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3:.I6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4:.I6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65:.I6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6:.I6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67:.I6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8:.I6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9:.I6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0:.I7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71:.I7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72:.I7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3:.I7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4:.I7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5:.I7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76:.I7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7:.I7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8:.I7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79:.I7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0:.I8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1:.I8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2:.I8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3:.I8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4:.I8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5:.I8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86:.I8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87:.I8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88:.I8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9:.I8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90:.I9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1:.I9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2:.I9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3:.I9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4:.I9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5:.I9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6:.I9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7:.I9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8:.I9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9:.I9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0:.I10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01:.I10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2:.I10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03:.I10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4:.I10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5:.I10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6:.I10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7:.I10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08:.I10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9:.I10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10:.I11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1:.I11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2:.I11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3:.I11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4:.I11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15:.I11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16:.I11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7:.I11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8:.I11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9:.I11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0:.I12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1:.I12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2:.I12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3:.I12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4:.I12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5:.I12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6:.I12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7:.I12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28:.I12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9:.I12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0:.I13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1:.I13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2:.I13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3:.I13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4:.I13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35:.I13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6:.I13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7:.I13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8:.I13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39:.I13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40:.I14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41:.I14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42:.I14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43:.I14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4:.I14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5:.I14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6:.I14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7:.I14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48:.I14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49:.I14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0:.I15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51:.I15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2:.I15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3:.I15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54:.I15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5:.I15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6:.I15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7:.I15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58:.I15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9:.I15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60:.I16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1:.I16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62:.I16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63:.I16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4:.I16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5:.I16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66:.I16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67:.I16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8:.I16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9:.I16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0:.I17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71:.I17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72:.I17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73:.I17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4:.I17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75:.I17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6:.I17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7:.I17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8:.I17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9:.I17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0:.I18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1:.I18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2:.I18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3:.I18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84:.I18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5:.I18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86:.I18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7:.I18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8:.I18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9:.I18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90:.I19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1:.I19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2:.I19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93:.I19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94:.I19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5:.I19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6:.I19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7:.I19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8:.I19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9:.I19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0:.I20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1:.I20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02:.I20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3:.I20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04:.I20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5:.I20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6:.I20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7:.I20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08:.I20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9:.I20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0:.I21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11:.I21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2:.I21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13:.I21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14:.I21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15:.I21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6:.I21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17:.I21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8:.I21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9:.I21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20:.I22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21:.I22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2:.I22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3:.I22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4:.I22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25:.I22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26:.I22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7:.I22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28:.I22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9:.I22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30:.I23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1:.I23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2:.I23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33:.I23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34:.I23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5:.I23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6:.I23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7:.I23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8:.I23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9:.I23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0:.I24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1:.I24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2:.I24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3:.I24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44:.I24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45:.I24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6:.I24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7:.I24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8:.I24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49:.I24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50:.I25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51:.I25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2:.I25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3:.I25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4:.I25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5:.I25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6:.I25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7:.I25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8:.I25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9:.I25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0:.I26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1:.I26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2:.I26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3:.I26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264:.I26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5:.I26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66:.I26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67:.I26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68:.I26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9:.I26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70:.I27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71:.I27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2:.I27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3:.I27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4:.I27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5:.I27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276:.I27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77:.I27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78:.I27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79:.I27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280:.I28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81:.I28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2:.I28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83:.I28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84:.I28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5:.I28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6:.I28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7:.I28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88:.I28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9:.I28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0:.I29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91:.I29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292:.I29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93:.I29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94:.I29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5:.I29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6:.I29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97:.I29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8:.I29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99:.I29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0:.I30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1:.I30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2:.I30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3:.I30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4:.I30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5:.I30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6:.I30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7:.I30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8:.I30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9:.I30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0:.I31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11:.I31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2:.I31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13:.I31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14:.I31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15:.I31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6:.I31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7:.I31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8:.I31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19:.I31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20:.I32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1:.I32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2:.I32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23:.I32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4:.I32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5:.I32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26:.I32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27:.I32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328:.I32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29:.I32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30:.I33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31:.I33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2:.I33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3:.I33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4:.I33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5:.I33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36:.I33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7:.I33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8:.I33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9:.I33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0:.I34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1:.I34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2:.I34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43:.I34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4:.I34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45:.I34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46:.I34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7:.I34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48:.I34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49:.I34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0:.I35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1:.I35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2:.I35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53:.I35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4:.I35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55:.I35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6:.I35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57:.I35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8:.I35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9:.I35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0:.I36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1:.I36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2:.I36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3:.I36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4:.I36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5:.I36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6:.I36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7:.I36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68:.I36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69:.I36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0:.I37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1:.I37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72:.I37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3:.I37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4:.I37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5:.I37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376:.I37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7:.I37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8:.I37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9:.I37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0:.I38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1:.I38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2:.I38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3:.I38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4:.I38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5:.I38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6:.I38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7:.I38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8:.I38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9:.I38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90:.I39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1:.I39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92:.I39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3:.I39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4:.I39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95:.I39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6:.I39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7:.I39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8:.I39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99:.I39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0:.I40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1:.I40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02:.I40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3:.I40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4:.I40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05:.I40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6:.I40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07:.I40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8:.I40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09:.I40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0:.I41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1:.I41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2:.I41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3:.I41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4:.I41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5:.I41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6:.I41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7:.I41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8:.I41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9:.I41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0:.I42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1:.I42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22:.I42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23:.I42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4:.I42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5:.I42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6:.I42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27:.I42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8:.I42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9:.I42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0:.I43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31:.I43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2:.I43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33:.I43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4:.I43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35:.I43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36:.I43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37:.I43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8:.I43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39:.I43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0:.I44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1:.I44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2:.I44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3:.I44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4:.I44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45:.I44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46:.I44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47:.I44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48:.I44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49:.I44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0:.I45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1:.I45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2:.I45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3:.I45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4:.I45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5:.I45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6:.I45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7:.I45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8:.I45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9:.I45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0:.I46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1:.I46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62:.I46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3:.I46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64:.I46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5:.I46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6:.I46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67:.I46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8:.I46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9:.I46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0:.I47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1:.I47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2:.I47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3:.I47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4:.I474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5:.I475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6:.I476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7:.I477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8:.I47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9:.I47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0:.I48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1:.I48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2:.I48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3:.I48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4:.I484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5:.I485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6:.I486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7:.I487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8:.I48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9:.I48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0:.I49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1:.I49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2:.I49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3:.I49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4:.I494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5:.I495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6:.I496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7:.I497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8:.I49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9:.I49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0:.I50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1:.I50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2:.I50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3:.I50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8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4:.I504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5:.I505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6:.I506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7:.I507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8:.I508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9:.I509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10:.I510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11:.I511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12:.I512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down</text:p>
          </table:table-cell>
          <table:table-cell table:number-columns-repeated="4" office:value-type="string" calcext:value-type="string">
            <text:p>on</text:p>
          </table:table-cell>
          <table:table-cell table:formula="of:=COUNTIF([.A513:.I513];&quot;down&quot;)" office:value-type="float" office:value="9" calcext:value-type="float">
            <text:p>9</text:p>
          </table:table-cell>
          <table:table-cell table:number-columns-repeated="5"/>
        </table:table-row>
        <calcext:conditional-formats>
          <calcext:conditional-format calcext:target-range-address="puzzle31.A2:puzzle31.I513">
            <calcext:condition calcext:apply-style-name="blue" calcext:value="=&quot;down&quot;" calcext:base-cell-address="puzzle31.A2"/>
          </calcext:conditional-format>
          <calcext:conditional-format calcext:target-range-address="puzzle31.J2:puzzle31.M513">
            <calcext:condition calcext:apply-style-name="red" calcext:value="=&quot;on&quot;" calcext:base-cell-address="puzzle31.J2"/>
          </calcext:conditional-format>
        </calcext:conditional-formats>
      </table:table>
      <table:table table:name="puzzle31_numbers" table:style-name="ta1">
        <table:table-column table:style-name="co4" table:number-columns-repeated="9" table:default-cell-style-name="ce5"/>
        <table:table-column table:style-name="co5" table:number-columns-repeated="4" table:default-cell-style-name="ce6"/>
        <table:table-column table:style-name="co1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lamp1</text:p>
          </table:table-cell>
          <table:table-cell table:style-name="ce1" office:value-type="string" calcext:value-type="string">
            <text:p>lamp2</text:p>
          </table:table-cell>
          <table:table-cell table:style-name="ce1" office:value-type="string" calcext:value-type="string">
            <text:p>lamp3</text:p>
          </table:table-cell>
          <table:table-cell table:style-name="ce1" office:value-type="string" calcext:value-type="string">
            <text:p>lamp4</text:p>
          </table:table-cell>
          <table:table-cell office:value-type="string" calcext:value-type="string">
            <text:p>count of 1s</text:p>
          </table:table-cell>
          <table:table-cell table:number-columns-repeated="4"/>
        </table:table-row>
        <table:table-row table:style-name="ro1" table:visibility="filter">
          <table:table-cell table:style-name="ce4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A2:.I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3:.I3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4:.I4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5:.I5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6:.I6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7:.I7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8:.I8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A9:.I9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A10:.I10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A11:.I11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2:.I12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3:.I13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4:.I14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5:.I15];1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:.I16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7:.I17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8:.I18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9:.I19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0:.I20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1:.I21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2:.I22];1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3:.I23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4:.I24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5:.I25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26:.I26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7:.I27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8:.I28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9:.I29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30:.I30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31:.I31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32:.I32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33:.I33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34:.I34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35:.I35];1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:.I36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37:.I37];1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8:.I38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A39:.I39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40:.I40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41:.I41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42:.I42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43:.I43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44:.I44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45:.I45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A46:.I46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A47:.I47];1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8:.I48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9:.I49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0:.I50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51:.I51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2:.I52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3:.I53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54:.I54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5:.I55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56:.I56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57:.I57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58:.I58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9:.I59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60:.I60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1:.I61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62:.I62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63:.I63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4:.I64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65:.I65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66:.I66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67:.I67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8:.I68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9:.I69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70:.I70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71:.I71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72:.I72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73:.I73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74:.I74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75:.I75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76:.I76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77:.I77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78:.I78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79:.I79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80:.I80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81:.I81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82:.I82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83:.I83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84:.I84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85:.I85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86:.I86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87:.I87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88:.I88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89:.I89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90:.I90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91:.I91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2:.I92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3:.I93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4:.I94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5:.I95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6:.I96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7:.I97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98:.I98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99:.I99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00:.I100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01:.I101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02:.I102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03:.I103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04:.I104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05:.I105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06:.I106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07:.I107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08:.I108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09:.I109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10:.I110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11:.I111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12:.I112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113:.I113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14:.I114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15:.I115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16:.I116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117:.I117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18:.I118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19:.I119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20:.I120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21:.I121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122:.I122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23:.I123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124:.I124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25:.I125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26:.I126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27:.I127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28:.I128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29:.I129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0:.I130];1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1:.I131];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2:.I132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3:.I133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4:.I134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35:.I13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6:.I136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7:.I13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8:.I138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39:.I13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40:.I140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41:.I141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42:.I142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43:.I14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4:.I14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5:.I145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6:.I146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7:.I14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48:.I148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49:.I14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0:.I150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51:.I151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2:.I152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3:.I15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54:.I15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5:.I15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6:.I156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7:.I157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58:.I158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9:.I159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60:.I160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1:.I161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62:.I162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63:.I163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4:.I16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5:.I165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66:.I166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67:.I16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8:.I168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9:.I16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0:.I170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71:.I171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72:.I172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73:.I173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4:.I17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75:.I17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6:.I176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7:.I17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8:.I178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9:.I17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0:.I180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1:.I181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2:.I182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3:.I183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84:.I18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5:.I18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86:.I186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87:.I187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88:.I188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89:.I18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90:.I190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1:.I191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2:.I192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93:.I19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94:.I19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5:.I19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6:.I196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7:.I19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8:.I198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9:.I19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0:.I200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1:.I201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02:.I202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3:.I20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04:.I20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5:.I20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6:.I206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7:.I207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08:.I208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9:.I20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0:.I210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11:.I211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2:.I212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13:.I213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14:.I214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15:.I21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6:.I216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17:.I21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8:.I218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9:.I219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20:.I220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21:.I221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22:.I222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23:.I22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24:.I224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25:.I22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26:.I226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27:.I22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28:.I228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29:.I22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30:.I230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31:.I231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32:.I232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33:.I23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34:.I234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35:.I235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236:.I236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37:.I237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38:.I238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39:.I23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0:.I240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1:.I241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2:.I242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3:.I24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44:.I244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45:.I245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6:.I246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7:.I24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8:.I248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49:.I249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50:.I250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51:.I251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2:.I252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3:.I253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4:.I254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5:.I255];1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6:.I256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7:.I257];1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8:.I25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9:.I25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0:.I26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1:.I261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2:.I26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3:.I26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264:.I26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5:.I26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66:.I26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67:.I26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68:.I26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9:.I26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70:.I270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71:.I27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2:.I27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3:.I27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4:.I27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5:.I275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276:.I27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77:.I27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78:.I27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79:.I279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280:.I28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81:.I28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2:.I28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83:.I28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84:.I28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5:.I28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6:.I28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7:.I28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88:.I28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9:.I28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0:.I29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91:.I29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292:.I29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93:.I293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94:.I29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5:.I29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6:.I29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97:.I297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8:.I29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99:.I29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0:.I30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1:.I30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2:.I30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3:.I30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4:.I30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5:.I30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6:.I30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7:.I30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8:.I30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9:.I30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0:.I31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11:.I31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2:.I31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13:.I31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14:.I31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15:.I31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6:.I31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7:.I31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8:.I31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19:.I31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20:.I320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1:.I32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2:.I32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23:.I32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4:.I32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5:.I32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26:.I32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27:.I327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328:.I328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29:.I32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30:.I330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31:.I33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2:.I33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3:.I33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4:.I33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5:.I33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36:.I33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7:.I33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8:.I33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9:.I339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0:.I34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1:.I341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2:.I34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43:.I343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4:.I34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45:.I34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46:.I34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7:.I347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48:.I348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49:.I34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0:.I35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1:.I35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2:.I35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53:.I35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4:.I354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55:.I35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6:.I35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57:.I35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8:.I35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9:.I35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0:.I36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1:.I36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2:.I36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3:.I36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4:.I36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5:.I365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6:.I36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7:.I36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68:.I368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69:.I369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0:.I370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1:.I37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72:.I37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3:.I37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4:.I374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5:.I375];1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376:.I376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7:.I377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8:.I378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9:.I379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0:.I380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1:.I381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2:.I382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3:.I383];1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4:.I38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5:.I38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6:.I38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7:.I38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8:.I38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9:.I38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90:.I39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1:.I39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92:.I39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3:.I39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4:.I39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95:.I39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6:.I39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7:.I39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8:.I39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99:.I39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0:.I40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1:.I40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02:.I40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3:.I40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4:.I40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05:.I40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6:.I40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07:.I40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8:.I40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09:.I40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0:.I41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1:.I41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2:.I41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3:.I41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4:.I41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5:.I41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6:.I41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7:.I41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8:.I41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9:.I41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0:.I42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1:.I42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22:.I42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23:.I42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4:.I424];1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5:.I42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6:.I42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27:.I42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8:.I42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9:.I42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0:.I43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31:.I43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2:.I43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33:.I43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4:.I43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35:.I43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36:.I43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37:.I43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8:.I43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39:.I43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0:.I44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1:.I44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2:.I44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3:.I44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4:.I44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45:.I44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46:.I44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47:.I447];1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48:.I44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49:.I44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0:.I45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1:.I45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2:.I45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3:.I45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4:.I45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5:.I45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6:.I45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7:.I45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8:.I458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9:.I459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0:.I460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1:.I461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62:.I462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3:.I463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64:.I464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5:.I465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6:.I466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67:.I467];1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8:.I468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9:.I469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0:.I470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1:.I471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2:.I472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3:.I473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4:.I474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5:.I475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6:.I476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7:.I477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8:.I478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9:.I479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0:.I480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1:.I481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2:.I482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3:.I483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4:.I484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5:.I485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6:.I486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7:.I487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8:.I488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9:.I489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0:.I490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1:.I491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2:.I492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3:.I493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4:.I494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5:.I495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6:.I496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7:.I497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8:.I498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9:.I499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0:.I500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1:.I501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2:.I502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3:.I503];1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4:.I504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5:.I505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6:.I506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7:.I507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8:.I508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9:.I509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10:.I510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11:.I511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12:.I512];1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formula="of:=COUNTIF([.A513:.I513];1)" office:value-type="float" office:value="9" calcext:value-type="float">
            <text:p>9</text:p>
          </table:table-cell>
          <table:table-cell table:number-columns-repeated="4"/>
        </table:table-row>
        <calcext:conditional-formats>
          <calcext:conditional-format calcext:target-range-address="puzzle31_numbers.A2:puzzle31_numbers.I513">
            <calcext:condition calcext:apply-style-name="blue" calcext:value="=1" calcext:base-cell-address="puzzle31_numbers.A2"/>
          </calcext:conditional-format>
          <calcext:conditional-format calcext:target-range-address="puzzle31_numbers.J2:puzzle31_numbers.M513">
            <calcext:condition calcext:apply-style-name="red" calcext:value="=1" calcext:base-cell-address="puzzle31_numbers.J2"/>
          </calcext:conditional-format>
        </calcext:conditional-formats>
      </table:table>
      <table:table table:name="Pivot Table_puzzle31_numbers" table:style-name="ta1">
        <table:table-column table:style-name="co8" table:default-cell-style-name="ce10"/>
        <table:table-column table:style-name="co8" table:number-columns-repeated="3" table:default-cell-style-name="ce16"/>
        <table:table-column table:style-name="co8" table:number-columns-repeated="5" table:default-cell-style-name="ce19"/>
        <table:table-column table:style-name="co9" table:default-cell-style-name="ce19"/>
        <table:table-column table:style-name="co10" table:default-cell-style-name="ce24"/>
        <table:table-column table:style-name="co10" table:number-columns-repeated="2" table:default-cell-style-name="ce28"/>
        <table:table-column table:style-name="co1" table:default-cell-style-name="ce32"/>
        <table:table-row table:style-name="ro1">
          <table:table-cell table:style-name="ce7"/>
          <table:table-cell table:style-name="ce13" table:number-columns-repeated="8"/>
          <table:table-cell table:style-name="ce21"/>
          <table:table-cell table:style-name="ce22" office:value-type="string" calcext:value-type="string">
            <text:p>Data</text:p>
          </table:table-cell>
          <table:table-cell table:style-name="ce26" table:number-columns-repeated="2"/>
          <table:table-cell table:style-name="ce30"/>
        </table:table-row>
        <table:table-row table:style-name="ro1">
          <table:table-cell table:style-name="ce8" office:value-type="string" calcext:value-type="string">
            <text:p>A1</text:p>
          </table:table-cell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A3</text:p>
          </table:table-cell>
          <table:table-cell table:style-name="ce14" office:value-type="string" calcext:value-type="string">
            <text:p>B1</text:p>
          </table:table-cell>
          <table:table-cell table:style-name="ce14" office:value-type="string" calcext:value-type="string">
            <text:p>B2</text:p>
          </table:table-cell>
          <table:table-cell table:style-name="ce14" office:value-type="string" calcext:value-type="string">
            <text:p>B3</text:p>
          </table:table-cell>
          <table:table-cell table:style-name="ce14" office:value-type="string" calcext:value-type="string">
            <text:p>C1</text:p>
          </table:table-cell>
          <table:table-cell table:style-name="ce14" office:value-type="string" calcext:value-type="string">
            <text:p>C2</text:p>
          </table:table-cell>
          <table:table-cell table:style-name="ce14" office:value-type="string" calcext:value-type="string">
            <text:p>C3</text:p>
          </table:table-cell>
          <table:table-cell table:style-name="ce14" office:value-type="string" calcext:value-type="string">
            <text:p>count of 1s</text:p>
          </table:table-cell>
          <table:table-cell table:style-name="ce23" office:value-type="string" calcext:value-type="string">
            <text:p>Sum - lamp2</text:p>
          </table:table-cell>
          <table:table-cell table:style-name="ce27" office:value-type="string" calcext:value-type="string">
            <text:p>Sum - lamp3</text:p>
          </table:table-cell>
          <table:table-cell table:style-name="ce27" office:value-type="string" calcext:value-type="string">
            <text:p>Sum - lamp4</text:p>
          </table:table-cell>
          <table:table-cell table:style-name="ce31" office:value-type="string" calcext:value-type="string">
            <text:p>Sum - lamp1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table:number-columns-repeated="2"/>
          <table:table-cell table:style-name="ce17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table:number-columns-repeated="2"/>
          <table:table-cell table:style-name="ce17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table:number-columns-repeated="3"/>
          <table:table-cell table:style-name="ce1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table:number-columns-repeated="2"/>
          <table:table-cell table:style-name="ce1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table:number-columns-repeated="3"/>
          <table:table-cell table:style-name="ce1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table:number-columns-repeated="2"/>
          <table:table-cell table:style-name="ce1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/>
          <table:table-cell table:style-name="ce1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7"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style-name="ce17"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2"/>
          <table:table-cell table:style-name="ce18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</table:table-row>
      </table:table>
      <table:table table:name="lamp2" table:style-name="ta1">
        <table:table-column table:style-name="co11" table:default-cell-style-name="Default"/>
        <table:table-column table:style-name="co12" table:default-cell-style-name="ce106"/>
        <table:table-column table:style-name="co1" table:number-columns-repeated="8" table:default-cell-style-name="ce106"/>
        <table:table-column table:style-name="co13" table:default-cell-style-name="ce106"/>
        <table:table-column table:style-name="co1" table:default-cell-style-name="Default"/>
        <table:table-row table:style-name="ro1">
          <table:table-cell table:style-name="ce1" office:value-type="string" calcext:value-type="string">
            <text:p>man filter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ce1" office:value-type="string" calcext:value-type="string">
            <text:p>sum</text:p>
          </table:table-cell>
        </table:table-row>
        <table:table-row table:style-name="ro1" table:visibility="filter">
          <table:table-cell/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formula="of:=SUM([.B2:.J2])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formula="of:=SUM([.B3:.J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/>
          <table:table-cell table:formula="of:=SUM([.B4:.J4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7"/>
          <table:table-cell table:formula="of:=SUM([.B5:.J5])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table:number-columns-repeated="5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formula="of:=SUM([.B6:.J6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5"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formula="of:=SUM([.B7:.J7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formula="of:=SUM([.B8:.J8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/>
          <table:table-cell table:formula="of:=SUM([.B9:.J9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  <table:table-cell table:formula="of:=SUM([.B10:.J10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/>
          <table:table-cell table:formula="of:=SUM([.B11:.J11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formula="of:=SUM([.B12:.J12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formula="of:=SUM([.B13:.J1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/>
          <table:table-cell table:formula="of:=SUM([.B14:.J14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formula="of:=SUM([.B15:.J1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formula="of:=SUM([.B16:.J16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/>
          <table:table-cell table:formula="of:=SUM([.B17:.J17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formula="of:=SUM([.B18:.J18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/>
          <table:table-cell table:formula="of:=SUM([.B19:.J19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formula="of:=SUM([.B20:.J20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/>
          <table:table-cell table:formula="of:=SUM([.B21:.J21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/>
          <table:table-cell table:formula="of:=SUM([.B22:.J22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/>
          <table:table-cell table:formula="of:=SUM([.B23:.J23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/>
          <table:table-cell table:formula="of:=SUM([.B24:.J24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/>
          <table:table-cell table:formula="of:=SUM([.B25:.J2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1"/>
          <table:table-cell table:formula="of:=SUM([.B26:.J26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formula="of:=SUM([.B27:.J2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formula="of:=SUM([.B28:.J28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formula="of:=SUM([.B29:.J29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/>
          <table:table-cell table:formula="of:=SUM([.B30:.J30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/>
          <table:table-cell table:formula="of:=SUM([.B31:.J31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7"/>
          <table:table-cell table:formula="of:=SUM([.B32:.J3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formula="of:=SUM([.B33:.J3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formula="of:=SUM([.B34:.J3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59"/>
          <table:table-cell table:formula="of:=SUM([.B35:.J3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formula="of:=SUM([.B36:.J3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formula="of:=SUM([.B37:.J3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formula="of:=SUM([.B38:.J3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formula="of:=SUM([.B39:.J3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formula="of:=SUM([.B40:.J4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/>
          <table:table-cell table:formula="of:=SUM([.B41:.J4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formula="of:=SUM([.B42:.J4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formula="of:=SUM([.B43:.J4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formula="of:=SUM([.B44:.J4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formula="of:=SUM([.B45:.J4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/>
          <table:table-cell table:formula="of:=SUM([.B46:.J4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/>
          <table:table-cell table:formula="of:=SUM([.B47:.J4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/>
          <table:table-cell table:formula="of:=SUM([.B48:.J4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formula="of:=SUM([.B49:.J4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/>
          <table:table-cell table:formula="of:=SUM([.B50:.J5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/>
          <table:table-cell table:formula="of:=SUM([.B51:.J5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/>
          <table:table-cell table:formula="of:=SUM([.B52:.J5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formula="of:=SUM([.B53:.J5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SUM([.B54:.J5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55:.J5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56:.J5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/>
          <table:table-cell table:formula="of:=SUM([.B57:.J5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formula="of:=SUM([.B58:.J5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59:.J5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60:.J6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61:.J6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62:.J6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/>
          <table:table-cell table:formula="of:=SUM([.B63:.J6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64:.J6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65:.J6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/>
          <table:table-cell table:formula="of:=SUM([.B66:.J6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/>
          <table:table-cell table:formula="of:=SUM([.B67:.J6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formula="of:=SUM([.B68:.J6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formula="of:=SUM([.B69:.J6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/>
          <table:table-cell table:formula="of:=SUM([.B70:.J7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/>
          <table:table-cell table:formula="of:=SUM([.B71:.J7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/>
          <table:table-cell table:formula="of:=SUM([.B72:.J7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formula="of:=SUM([.B73:.J7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formula="of:=SUM([.B74:.J7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/>
          <table:table-cell table:formula="of:=SUM([.B75:.J7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/>
          <table:table-cell table:formula="of:=SUM([.B76:.J7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/>
          <table:table-cell table:formula="of:=SUM([.B77:.J7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/>
          <table:table-cell table:formula="of:=SUM([.B78:.J7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5" office:value-type="float" office:value="1" calcext:value-type="float">
            <text:p>1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/>
          <table:table-cell table:formula="of:=SUM([.B79:.J7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formula="of:=SUM([.B80:.J8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formula="of:=SUM([.B81:.J8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formula="of:=SUM([.B82:.J8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/>
          <table:table-cell table:formula="of:=SUM([.B83:.J8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/>
          <table:table-cell table:formula="of:=SUM([.B84:.J8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/>
          <table:table-cell table:formula="of:=SUM([.B85:.J8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formula="of:=SUM([.B86:.J8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formula="of:=SUM([.B87:.J8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/>
          <table:table-cell table:formula="of:=SUM([.B88:.J8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formula="of:=SUM([.B89:.J8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formula="of:=SUM([.B90:.J9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formula="of:=SUM([.B91:.J9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formula="of:=SUM([.B92:.J9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formula="of:=SUM([.B93:.J9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/>
          <table:table-cell table:formula="of:=SUM([.B94:.J9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/>
          <table:table-cell table:formula="of:=SUM([.B95:.J9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formula="of:=SUM([.B96:.J9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/>
          <table:table-cell table:formula="of:=SUM([.B97:.J9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formula="of:=SUM([.B98:.J9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/>
          <table:table-cell table:formula="of:=SUM([.B99:.J9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/>
          <table:table-cell table:formula="of:=SUM([.B100:.J10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/>
          <table:table-cell table:formula="of:=SUM([.B101:.J10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style-name="ce86"/>
          <table:table-cell table:formula="of:=SUM([.B102:.J10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/>
          <table:table-cell table:formula="of:=SUM([.B103:.J10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88" office:value-type="float" office:value="1" calcext:value-type="float">
            <text:p>1</text:p>
          </table:table-cell>
          <table:table-cell table:number-columns-repeated="5" table:style-name="ce88" office:value-type="float" office:value="0" calcext:value-type="float">
            <text:p>0</text:p>
          </table:table-cell>
          <table:table-cell table:style-name="ce88"/>
          <table:table-cell table:formula="of:=SUM([.B104:.J10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88" office:value-type="float" office:value="0" calcext:value-type="float">
            <text:p>0</text:p>
          </table:table-cell>
          <table:table-cell table:number-columns-repeated="5" table:style-name="ce88" office:value-type="float" office:value="1" calcext:value-type="float">
            <text:p>1</text:p>
          </table:table-cell>
          <table:table-cell table:style-name="ce88"/>
          <table:table-cell table:formula="of:=SUM([.B105:.J10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4" table:style-name="ce88" office:value-type="float" office:value="1" calcext:value-type="float">
            <text:p>1</text:p>
          </table:table-cell>
          <table:table-cell table:style-name="ce88"/>
          <table:table-cell table:formula="of:=SUM([.B106:.J10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88"/>
          <table:table-cell table:formula="of:=SUM([.B107:.J10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8" office:value-type="float" office:value="0" calcext:value-type="float">
            <text:p>0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/>
          <table:table-cell table:formula="of:=SUM([.B108:.J10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9" office:value-type="float" office:value="0" calcext:value-type="float">
            <text:p>0</text:p>
          </table:table-cell>
          <table:table-cell table:number-columns-repeated="5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/>
          <table:table-cell table:formula="of:=SUM([.B109:.J10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4" table:style-name="ce89" office:value-type="float" office:value="1" calcext:value-type="float">
            <text:p>1</text:p>
          </table:table-cell>
          <table:table-cell table:style-name="ce89"/>
          <table:table-cell table:formula="of:=SUM([.B110:.J11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/>
          <table:table-cell table:formula="of:=SUM([.B111:.J11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/>
          <table:table-cell table:formula="of:=SUM([.B112:.J11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formula="of:=SUM([.B113:.J11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/>
          <table:table-cell table:formula="of:=SUM([.B114:.J11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/>
          <table:table-cell table:formula="of:=SUM([.B115:.J11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/>
          <table:table-cell table:formula="of:=SUM([.B116:.J11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/>
          <table:table-cell table:formula="of:=SUM([.B117:.J11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/>
          <table:table-cell table:formula="of:=SUM([.B118:.J11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/>
          <table:table-cell table:formula="of:=SUM([.B119:.J11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/>
          <table:table-cell table:formula="of:=SUM([.B120:.J12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/>
          <table:table-cell table:formula="of:=SUM([.B121:.J12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1" office:value-type="float" office:value="0" calcext:value-type="float">
            <text:p>0</text:p>
          </table:table-cell>
          <table:table-cell table:number-columns-repeated="5"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/>
          <table:table-cell table:formula="of:=SUM([.B122:.J12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4" table:style-name="ce91" office:value-type="float" office:value="1" calcext:value-type="float">
            <text:p>1</text:p>
          </table:table-cell>
          <table:table-cell table:style-name="ce91"/>
          <table:table-cell table:formula="of:=SUM([.B123:.J12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formula="of:=SUM([.B124:.J12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25:.J12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26:.J12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/>
          <table:table-cell table:formula="of:=SUM([.B127:.J12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formula="of:=SUM([.B128:.J12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29:.J12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30:.J13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formula="of:=SUM([.B131:.J13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32:.J13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33:.J13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34:.J13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35:.J13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/>
          <table:table-cell table:formula="of:=SUM([.B136:.J13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formula="of:=SUM([.B137:.J13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formula="of:=SUM([.B138:.J13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/>
          <table:table-cell table:formula="of:=SUM([.B139:.J13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0:.J14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1:.J14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2:.J14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3:.J14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/>
          <table:table-cell table:formula="of:=SUM([.B144:.J14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/>
          <table:table-cell table:formula="of:=SUM([.B145:.J14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6:.J14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7:.J14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8:.J14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9:.J14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/>
          <table:table-cell table:formula="of:=SUM([.B150:.J15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51:.J15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52:.J15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/>
          <table:table-cell table:formula="of:=SUM([.B153:.J15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5"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/>
          <table:table-cell table:formula="of:=SUM([.B154:.J15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/>
          <table:table-cell table:formula="of:=SUM([.B155:.J15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/>
          <table:table-cell table:formula="of:=SUM([.B156:.J15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/>
          <table:table-cell table:formula="of:=SUM([.B157:.J15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58:.J15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59:.J15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/>
          <table:table-cell table:formula="of:=SUM([.B160:.J16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/>
          <table:table-cell table:formula="of:=SUM([.B161:.J16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  <table:table-cell table:formula="of:=SUM([.B162:.J16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/>
          <table:table-cell table:formula="of:=SUM([.B163:.J16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formula="of:=SUM([.B164:.J16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  <table:table-cell table:formula="of:=SUM([.B165:.J16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formula="of:=SUM([.B166:.J16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  <table:table-cell table:formula="of:=SUM([.B167:.J16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formula="of:=SUM([.B168:.J16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formula="of:=SUM([.B169:.J16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formula="of:=SUM([.B170:.J17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formula="of:=SUM([.B171:.J17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formula="of:=SUM([.B172:.J17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formula="of:=SUM([.B173:.J17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formula="of:=SUM([.B174:.J17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/>
          <table:table-cell table:formula="of:=SUM([.B175:.J17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formula="of:=SUM([.B176:.J17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formula="of:=SUM([.B177:.J17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/>
          <table:table-cell table:formula="of:=SUM([.B178:.J17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00" office:value-type="float" office:value="1" calcext:value-type="float">
            <text:p>1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/>
          <table:table-cell table:formula="of:=SUM([.B179:.J17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/>
          <table:table-cell table:formula="of:=SUM([.B180:.J18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/>
          <table:table-cell table:formula="of:=SUM([.B181:.J18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formula="of:=SUM([.B182:.J18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formula="of:=SUM([.B183:.J18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3"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formula="of:=SUM([.B184:.J18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formula="of:=SUM([.B185:.J18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formula="of:=SUM([.B186:.J18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87:.J18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88:.J18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3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/>
          <table:table-cell table:formula="of:=SUM([.B189:.J18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formula="of:=SUM([.B190:.J19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91:.J19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92:.J19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93:.J19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94:.J19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/>
          <table:table-cell table:formula="of:=SUM([.B195:.J19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96:.J19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97:.J19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/>
          <table:table-cell table:formula="of:=SUM([.B198:.J19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3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2"/>
          <table:table-cell table:formula="of:=SUM([.B199:.J19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/>
          <table:table-cell table:formula="of:=SUM([.B200:.J20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formula="of:=SUM([.B201:.J20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/>
          <table:table-cell table:formula="of:=SUM([.B202:.J20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/>
          <table:table-cell table:formula="of:=SUM([.B203:.J20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/>
          <table:table-cell table:formula="of:=SUM([.B204:.J20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/>
          <table:table-cell table:formula="of:=SUM([.B205:.J20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06:.J20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07:.J20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/>
          <table:table-cell table:formula="of:=SUM([.B208:.J20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/>
          <table:table-cell table:formula="of:=SUM([.B209:.J20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5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/>
          <table:table-cell table:formula="of:=SUM([.B210:.J21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4" office:value-type="float" office:value="0" calcext:value-type="float">
            <text:p>0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04"/>
          <table:table-cell table:formula="of:=SUM([.B211:.J21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/>
          <table:table-cell table:formula="of:=SUM([.B212:.J21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13:.J21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14:.J21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15:.J21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16:.J21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17:.J21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/>
          <table:table-cell table:formula="of:=SUM([.B218:.J21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19:.J21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20:.J22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21:.J22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22:.J22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23:.J22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24:.J22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25:.J22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26:.J22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27:.J22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28:.J22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29:.J22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30:.J23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31:.J23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32:.J23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33:.J23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34:.J23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35:.J23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36:.J23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37:.J23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/>
          <table:table-cell table:formula="of:=SUM([.B238:.J23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/>
          <table:table-cell table:formula="of:=SUM([.B239:.J23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40:.J24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41:.J24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42:.J24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43:.J24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44:.J24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45:.J24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46:.J24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47:.J24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48:.J24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49:.J24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50:.J25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51:.J25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52:.J25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53:.J25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54:.J25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55:.J25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56:.J25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57:.J25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/>
          <table:table-cell table:formula="of:=SUM([.B258:.J25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105"/>
          <table:table-cell table:formula="of:=SUM([.B259:.J25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/>
          <table:table-cell table:formula="of:=SUM([.B260:.J26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61:.J26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62:.J26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63:.J26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/>
          <table:table-cell table:formula="of:=SUM([.B264:.J26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65:.J26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66:.J26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67:.J26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68:.J26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69:.J26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70:.J27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71:.J27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72:.J27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/>
          <table:table-cell table:formula="of:=SUM([.B273:.J27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74:.J27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5:.J27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6:.J27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77:.J27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8:.J27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9:.J27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0:.J28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1:.J28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2:.J28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3:.J28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4:.J28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5:.J28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6:.J28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7:.J28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8:.J28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9:.J28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0:.J29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91:.J29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92:.J29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SUM([.B293:.J29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294:.J29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295:.J29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296:.J29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97:.J29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98:.J29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99:.J299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00:.J300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301:.J301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302:.J302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03:.J30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04:.J30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5:.J30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06:.J30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07:.J30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308:.J30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09:.J309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10:.J310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11:.J311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2:.J312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3:.J31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14:.J31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15:.J31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16:.J31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7:.J31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8:.J31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19:.J319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20:.J320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1:.J321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2:.J322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23:.J32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4:.J32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5:.J32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6:.J32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7:.J32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328:.J32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SUM([.B329:.J329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SUM([.B330:.J330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331:.J331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332:.J332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33:.J333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4:.J334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35:.J335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36:.J336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37:.J337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9" office:value-type="float" office:value="1" calcext:value-type="float">
            <text:p>1</text:p>
          </table:table-cell>
          <table:table-cell/>
          <table:table-cell table:formula="of:=SUM([.B338:.J338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/>
          <table:table-cell table:style-name="Default" table:formula="of:=SUBTOTAL(9;[.B2:.B338])" office:value-type="float" office:value="2" calcext:value-type="float">
            <text:p>2</text:p>
          </table:table-cell>
          <table:table-cell table:style-name="Default" table:formula="of:=SUBTOTAL(9;[.C2:.C338])" office:value-type="float" office:value="15" calcext:value-type="float">
            <text:p>15</text:p>
          </table:table-cell>
          <table:table-cell table:style-name="Default" table:formula="of:=SUBTOTAL(9;[.D2:.D338])" office:value-type="float" office:value="2" calcext:value-type="float">
            <text:p>2</text:p>
          </table:table-cell>
          <table:table-cell table:style-name="Default" table:formula="of:=SUBTOTAL(9;[.E2:.E338])" office:value-type="float" office:value="8" calcext:value-type="float">
            <text:p>8</text:p>
          </table:table-cell>
          <table:table-cell table:style-name="Default" table:formula="of:=SUBTOTAL(9;[.F2:.F338])" office:value-type="float" office:value="2" calcext:value-type="float">
            <text:p>2</text:p>
          </table:table-cell>
          <table:table-cell table:style-name="Default" table:formula="of:=SUBTOTAL(9;[.G2:.G338])" office:value-type="float" office:value="8" calcext:value-type="float">
            <text:p>8</text:p>
          </table:table-cell>
          <table:table-cell table:style-name="Default" table:formula="of:=SUBTOTAL(9;[.H2:.H338])" office:value-type="float" office:value="2" calcext:value-type="float">
            <text:p>2</text:p>
          </table:table-cell>
          <table:table-cell table:style-name="Default" table:formula="of:=SUBTOTAL(9;[.I2:.I338])" office:value-type="float" office:value="2" calcext:value-type="float">
            <text:p>2</text:p>
          </table:table-cell>
          <table:table-cell table:style-name="Default" table:formula="of:=SUBTOTAL(9;[.J2:.J338])" office:value-type="float" office:value="2" calcext:value-type="float">
            <text:p>2</text:p>
          </table:table-cell>
          <table:table-cell table:style-name="Default"/>
          <table:table-cell/>
        </table:table-row>
        <calcext:conditional-formats>
          <calcext:conditional-format calcext:target-range-address="lamp2.B2:lamp2.K2">
            <calcext:condition calcext:apply-style-name="blue" calcext:value="=1" calcext:base-cell-address="lamp2.B2"/>
          </calcext:conditional-format>
          <calcext:conditional-format calcext:target-range-address="lamp2.B3:lamp2.K3">
            <calcext:condition calcext:apply-style-name="blue" calcext:value="=1" calcext:base-cell-address="lamp2.B3"/>
          </calcext:conditional-format>
          <calcext:conditional-format calcext:target-range-address="lamp2.B4:lamp2.K4">
            <calcext:condition calcext:apply-style-name="blue" calcext:value="=1" calcext:base-cell-address="lamp2.B4"/>
          </calcext:conditional-format>
          <calcext:conditional-format calcext:target-range-address="lamp2.B5:lamp2.K5">
            <calcext:condition calcext:apply-style-name="blue" calcext:value="=1" calcext:base-cell-address="lamp2.B5"/>
          </calcext:conditional-format>
          <calcext:conditional-format calcext:target-range-address="lamp2.B6:lamp2.K6">
            <calcext:condition calcext:apply-style-name="blue" calcext:value="=1" calcext:base-cell-address="lamp2.B6"/>
          </calcext:conditional-format>
          <calcext:conditional-format calcext:target-range-address="lamp2.B7:lamp2.K7">
            <calcext:condition calcext:apply-style-name="blue" calcext:value="=1" calcext:base-cell-address="lamp2.B7"/>
          </calcext:conditional-format>
          <calcext:conditional-format calcext:target-range-address="lamp2.B8:lamp2.K8">
            <calcext:condition calcext:apply-style-name="blue" calcext:value="=1" calcext:base-cell-address="lamp2.B8"/>
          </calcext:conditional-format>
          <calcext:conditional-format calcext:target-range-address="lamp2.B9:lamp2.K9">
            <calcext:condition calcext:apply-style-name="blue" calcext:value="=1" calcext:base-cell-address="lamp2.B9"/>
          </calcext:conditional-format>
          <calcext:conditional-format calcext:target-range-address="lamp2.B10:lamp2.K10">
            <calcext:condition calcext:apply-style-name="blue" calcext:value="=1" calcext:base-cell-address="lamp2.B10"/>
          </calcext:conditional-format>
          <calcext:conditional-format calcext:target-range-address="lamp2.B11:lamp2.K11">
            <calcext:condition calcext:apply-style-name="blue" calcext:value="=1" calcext:base-cell-address="lamp2.B11"/>
          </calcext:conditional-format>
          <calcext:conditional-format calcext:target-range-address="lamp2.B12:lamp2.K12">
            <calcext:condition calcext:apply-style-name="blue" calcext:value="=1" calcext:base-cell-address="lamp2.B12"/>
          </calcext:conditional-format>
          <calcext:conditional-format calcext:target-range-address="lamp2.B13:lamp2.K13">
            <calcext:condition calcext:apply-style-name="blue" calcext:value="=1" calcext:base-cell-address="lamp2.B13"/>
          </calcext:conditional-format>
          <calcext:conditional-format calcext:target-range-address="lamp2.B14:lamp2.K14">
            <calcext:condition calcext:apply-style-name="blue" calcext:value="=1" calcext:base-cell-address="lamp2.B14"/>
          </calcext:conditional-format>
          <calcext:conditional-format calcext:target-range-address="lamp2.B15:lamp2.K15">
            <calcext:condition calcext:apply-style-name="blue" calcext:value="=1" calcext:base-cell-address="lamp2.B15"/>
          </calcext:conditional-format>
          <calcext:conditional-format calcext:target-range-address="lamp2.B16:lamp2.K18">
            <calcext:condition calcext:apply-style-name="blue" calcext:value="=1" calcext:base-cell-address="lamp2.B16"/>
          </calcext:conditional-format>
          <calcext:conditional-format calcext:target-range-address="lamp2.B19:lamp2.K24">
            <calcext:condition calcext:apply-style-name="blue" calcext:value="=1" calcext:base-cell-address="lamp2.B19"/>
          </calcext:conditional-format>
          <calcext:conditional-format calcext:target-range-address="lamp2.B25:lamp2.K25">
            <calcext:condition calcext:apply-style-name="blue" calcext:value="=1" calcext:base-cell-address="lamp2.B25"/>
          </calcext:conditional-format>
          <calcext:conditional-format calcext:target-range-address="lamp2.B26:lamp2.K26">
            <calcext:condition calcext:apply-style-name="blue" calcext:value="=1" calcext:base-cell-address="lamp2.B26"/>
          </calcext:conditional-format>
          <calcext:conditional-format calcext:target-range-address="lamp2.B27:lamp2.K27">
            <calcext:condition calcext:apply-style-name="blue" calcext:value="=1" calcext:base-cell-address="lamp2.B27"/>
          </calcext:conditional-format>
          <calcext:conditional-format calcext:target-range-address="lamp2.B28:lamp2.K28">
            <calcext:condition calcext:apply-style-name="blue" calcext:value="=1" calcext:base-cell-address="lamp2.B28"/>
          </calcext:conditional-format>
          <calcext:conditional-format calcext:target-range-address="lamp2.B29:lamp2.K29">
            <calcext:condition calcext:apply-style-name="blue" calcext:value="=1" calcext:base-cell-address="lamp2.B29"/>
          </calcext:conditional-format>
          <calcext:conditional-format calcext:target-range-address="lamp2.B30:lamp2.K30">
            <calcext:condition calcext:apply-style-name="blue" calcext:value="=1" calcext:base-cell-address="lamp2.B30"/>
          </calcext:conditional-format>
          <calcext:conditional-format calcext:target-range-address="lamp2.B31:lamp2.K31">
            <calcext:condition calcext:apply-style-name="blue" calcext:value="=1" calcext:base-cell-address="lamp2.B31"/>
          </calcext:conditional-format>
          <calcext:conditional-format calcext:target-range-address="lamp2.B32:lamp2.K32">
            <calcext:condition calcext:apply-style-name="blue" calcext:value="=1" calcext:base-cell-address="lamp2.B32"/>
          </calcext:conditional-format>
          <calcext:conditional-format calcext:target-range-address="lamp2.B33:lamp2.K33">
            <calcext:condition calcext:apply-style-name="blue" calcext:value="=1" calcext:base-cell-address="lamp2.B33"/>
          </calcext:conditional-format>
          <calcext:conditional-format calcext:target-range-address="lamp2.B34:lamp2.K36">
            <calcext:condition calcext:apply-style-name="blue" calcext:value="=1" calcext:base-cell-address="lamp2.B34"/>
          </calcext:conditional-format>
          <calcext:conditional-format calcext:target-range-address="lamp2.B37:lamp2.K38">
            <calcext:condition calcext:apply-style-name="blue" calcext:value="=1" calcext:base-cell-address="lamp2.B37"/>
          </calcext:conditional-format>
          <calcext:conditional-format calcext:target-range-address="lamp2.B39:lamp2.K39">
            <calcext:condition calcext:apply-style-name="blue" calcext:value="=1" calcext:base-cell-address="lamp2.B39"/>
          </calcext:conditional-format>
          <calcext:conditional-format calcext:target-range-address="lamp2.B40:lamp2.K40">
            <calcext:condition calcext:apply-style-name="blue" calcext:value="=1" calcext:base-cell-address="lamp2.B40"/>
          </calcext:conditional-format>
          <calcext:conditional-format calcext:target-range-address="lamp2.B41:lamp2.K41">
            <calcext:condition calcext:apply-style-name="blue" calcext:value="=1" calcext:base-cell-address="lamp2.B41"/>
          </calcext:conditional-format>
          <calcext:conditional-format calcext:target-range-address="lamp2.B42:lamp2.K42">
            <calcext:condition calcext:apply-style-name="blue" calcext:value="=1" calcext:base-cell-address="lamp2.B42"/>
          </calcext:conditional-format>
          <calcext:conditional-format calcext:target-range-address="lamp2.B43:lamp2.K44">
            <calcext:condition calcext:apply-style-name="blue" calcext:value="=1" calcext:base-cell-address="lamp2.B43"/>
          </calcext:conditional-format>
          <calcext:conditional-format calcext:target-range-address="lamp2.B45:lamp2.K47">
            <calcext:condition calcext:apply-style-name="blue" calcext:value="=1" calcext:base-cell-address="lamp2.B45"/>
          </calcext:conditional-format>
          <calcext:conditional-format calcext:target-range-address="lamp2.B48:lamp2.K48">
            <calcext:condition calcext:apply-style-name="blue" calcext:value="=1" calcext:base-cell-address="lamp2.B48"/>
          </calcext:conditional-format>
          <calcext:conditional-format calcext:target-range-address="lamp2.B49:lamp2.K49">
            <calcext:condition calcext:apply-style-name="blue" calcext:value="=1" calcext:base-cell-address="lamp2.B49"/>
          </calcext:conditional-format>
          <calcext:conditional-format calcext:target-range-address="lamp2.B50:lamp2.K51">
            <calcext:condition calcext:apply-style-name="blue" calcext:value="=1" calcext:base-cell-address="lamp2.B50"/>
          </calcext:conditional-format>
          <calcext:conditional-format calcext:target-range-address="lamp2.B52:lamp2.K54">
            <calcext:condition calcext:apply-style-name="blue" calcext:value="=1" calcext:base-cell-address="lamp2.B52"/>
          </calcext:conditional-format>
          <calcext:conditional-format calcext:target-range-address="lamp2.B55:lamp2.K67">
            <calcext:condition calcext:apply-style-name="blue" calcext:value="=1" calcext:base-cell-address="lamp2.B55"/>
          </calcext:conditional-format>
          <calcext:conditional-format calcext:target-range-address="lamp2.B68:lamp2.K70">
            <calcext:condition calcext:apply-style-name="blue" calcext:value="=1" calcext:base-cell-address="lamp2.B68"/>
          </calcext:conditional-format>
          <calcext:conditional-format calcext:target-range-address="lamp2.B71:lamp2.K77">
            <calcext:condition calcext:apply-style-name="blue" calcext:value="=1" calcext:base-cell-address="lamp2.B71"/>
          </calcext:conditional-format>
          <calcext:conditional-format calcext:target-range-address="lamp2.B78:lamp2.K78">
            <calcext:condition calcext:apply-style-name="blue" calcext:value="=1" calcext:base-cell-address="lamp2.B78"/>
          </calcext:conditional-format>
          <calcext:conditional-format calcext:target-range-address="lamp2.B79:lamp2.K81">
            <calcext:condition calcext:apply-style-name="blue" calcext:value="=1" calcext:base-cell-address="lamp2.B79"/>
          </calcext:conditional-format>
          <calcext:conditional-format calcext:target-range-address="lamp2.B82:lamp2.K83">
            <calcext:condition calcext:apply-style-name="blue" calcext:value="=1" calcext:base-cell-address="lamp2.B82"/>
          </calcext:conditional-format>
          <calcext:conditional-format calcext:target-range-address="lamp2.B84:lamp2.K84">
            <calcext:condition calcext:apply-style-name="blue" calcext:value="=1" calcext:base-cell-address="lamp2.B84"/>
          </calcext:conditional-format>
          <calcext:conditional-format calcext:target-range-address="lamp2.B85:lamp2.K85">
            <calcext:condition calcext:apply-style-name="blue" calcext:value="=1" calcext:base-cell-address="lamp2.B85"/>
          </calcext:conditional-format>
          <calcext:conditional-format calcext:target-range-address="lamp2.B86:lamp2.K86">
            <calcext:condition calcext:apply-style-name="blue" calcext:value="=1" calcext:base-cell-address="lamp2.B86"/>
          </calcext:conditional-format>
          <calcext:conditional-format calcext:target-range-address="lamp2.B87:lamp2.K88">
            <calcext:condition calcext:apply-style-name="blue" calcext:value="=1" calcext:base-cell-address="lamp2.B87"/>
          </calcext:conditional-format>
          <calcext:conditional-format calcext:target-range-address="lamp2.B89:lamp2.K89">
            <calcext:condition calcext:apply-style-name="blue" calcext:value="=1" calcext:base-cell-address="lamp2.B89"/>
          </calcext:conditional-format>
          <calcext:conditional-format calcext:target-range-address="lamp2.B90:lamp2.K90">
            <calcext:condition calcext:apply-style-name="blue" calcext:value="=1" calcext:base-cell-address="lamp2.B90"/>
          </calcext:conditional-format>
          <calcext:conditional-format calcext:target-range-address="lamp2.B91:lamp2.K91">
            <calcext:condition calcext:apply-style-name="blue" calcext:value="=1" calcext:base-cell-address="lamp2.B91"/>
          </calcext:conditional-format>
          <calcext:conditional-format calcext:target-range-address="lamp2.B92:lamp2.K92">
            <calcext:condition calcext:apply-style-name="blue" calcext:value="=1" calcext:base-cell-address="lamp2.B92"/>
          </calcext:conditional-format>
          <calcext:conditional-format calcext:target-range-address="lamp2.B93:lamp2.K96">
            <calcext:condition calcext:apply-style-name="blue" calcext:value="=1" calcext:base-cell-address="lamp2.B93"/>
          </calcext:conditional-format>
          <calcext:conditional-format calcext:target-range-address="lamp2.B97:lamp2.K102">
            <calcext:condition calcext:apply-style-name="blue" calcext:value="=1" calcext:base-cell-address="lamp2.B97"/>
          </calcext:conditional-format>
          <calcext:conditional-format calcext:target-range-address="lamp2.B103:lamp2.K103">
            <calcext:condition calcext:apply-style-name="blue" calcext:value="=1" calcext:base-cell-address="lamp2.B103"/>
          </calcext:conditional-format>
          <calcext:conditional-format calcext:target-range-address="lamp2.B104:lamp2.K108">
            <calcext:condition calcext:apply-style-name="blue" calcext:value="=1" calcext:base-cell-address="lamp2.B104"/>
          </calcext:conditional-format>
          <calcext:conditional-format calcext:target-range-address="lamp2.B109:lamp2.K116">
            <calcext:condition calcext:apply-style-name="blue" calcext:value="=1" calcext:base-cell-address="lamp2.B109"/>
          </calcext:conditional-format>
          <calcext:conditional-format calcext:target-range-address="lamp2.B117:lamp2.K120">
            <calcext:condition calcext:apply-style-name="blue" calcext:value="=1" calcext:base-cell-address="lamp2.B117"/>
          </calcext:conditional-format>
          <calcext:conditional-format calcext:target-range-address="lamp2.B121:lamp2.K123">
            <calcext:condition calcext:apply-style-name="blue" calcext:value="=1" calcext:base-cell-address="lamp2.B121"/>
          </calcext:conditional-format>
          <calcext:conditional-format calcext:target-range-address="lamp2.B124:lamp2.K136">
            <calcext:condition calcext:apply-style-name="blue" calcext:value="=1" calcext:base-cell-address="lamp2.B124"/>
          </calcext:conditional-format>
          <calcext:conditional-format calcext:target-range-address="lamp2.B137:lamp2.K139">
            <calcext:condition calcext:apply-style-name="blue" calcext:value="=1" calcext:base-cell-address="lamp2.B137"/>
          </calcext:conditional-format>
          <calcext:conditional-format calcext:target-range-address="lamp2.B140:lamp2.K161">
            <calcext:condition calcext:apply-style-name="blue" calcext:value="=1" calcext:base-cell-address="lamp2.B140"/>
          </calcext:conditional-format>
          <calcext:conditional-format calcext:target-range-address="lamp2.B162:lamp2.K167">
            <calcext:condition calcext:apply-style-name="blue" calcext:value="=1" calcext:base-cell-address="lamp2.B162"/>
          </calcext:conditional-format>
          <calcext:conditional-format calcext:target-range-address="lamp2.B168:lamp2.K168">
            <calcext:condition calcext:apply-style-name="blue" calcext:value="=1" calcext:base-cell-address="lamp2.B168"/>
          </calcext:conditional-format>
          <calcext:conditional-format calcext:target-range-address="lamp2.B169:lamp2.K176">
            <calcext:condition calcext:apply-style-name="blue" calcext:value="=1" calcext:base-cell-address="lamp2.B169"/>
          </calcext:conditional-format>
          <calcext:conditional-format calcext:target-range-address="lamp2.B177:lamp2.K177">
            <calcext:condition calcext:apply-style-name="blue" calcext:value="=1" calcext:base-cell-address="lamp2.B177"/>
          </calcext:conditional-format>
          <calcext:conditional-format calcext:target-range-address="lamp2.B178:lamp2.K178">
            <calcext:condition calcext:apply-style-name="blue" calcext:value="=1" calcext:base-cell-address="lamp2.B178"/>
          </calcext:conditional-format>
          <calcext:conditional-format calcext:target-range-address="lamp2.B179:lamp2.K181">
            <calcext:condition calcext:apply-style-name="blue" calcext:value="=1" calcext:base-cell-address="lamp2.B179"/>
          </calcext:conditional-format>
          <calcext:conditional-format calcext:target-range-address="lamp2.B182:lamp2.K186">
            <calcext:condition calcext:apply-style-name="blue" calcext:value="=1" calcext:base-cell-address="lamp2.B182"/>
          </calcext:conditional-format>
          <calcext:conditional-format calcext:target-range-address="lamp2.B187:lamp2.K199">
            <calcext:condition calcext:apply-style-name="blue" calcext:value="=1" calcext:base-cell-address="lamp2.B187"/>
          </calcext:conditional-format>
          <calcext:conditional-format calcext:target-range-address="lamp2.B200:lamp2.K203">
            <calcext:condition calcext:apply-style-name="blue" calcext:value="=1" calcext:base-cell-address="lamp2.B200"/>
          </calcext:conditional-format>
          <calcext:conditional-format calcext:target-range-address="lamp2.B204:lamp2.K251">
            <calcext:condition calcext:apply-style-name="blue" calcext:value="=1" calcext:base-cell-address="lamp2.B204"/>
          </calcext:conditional-format>
          <calcext:conditional-format calcext:target-range-address="lamp2.B252:lamp2.K273">
            <calcext:condition calcext:apply-style-name="blue" calcext:value="=1" calcext:base-cell-address="lamp2.B252"/>
          </calcext:conditional-format>
          <calcext:conditional-format calcext:target-range-address="lamp2.B274:lamp2.K338">
            <calcext:condition calcext:apply-style-name="blue" calcext:value="=1" calcext:base-cell-address="lamp2.B274"/>
          </calcext:conditional-format>
        </calcext:conditional-formats>
      </table:table>
      <table:named-expressions/>
      <table:database-ranges>
        <table:database-range table:name="__Anonymous_DB__1" table:target-range-address="lamp2.B2:lamp2.J338" table:contains-header="false"/>
        <table:database-range table:name="__Anonymous_DB__2" table:target-range-address="lamp2.B1:lamp2.J338"/>
        <table:database-range table:name="__Anonymous_Sheet_DB__1" table:target-range-address="puzzle31.A1:puzzle31.N513" table:display-filter-buttons="true">
          <table:sort>
            <table:sort-by table:field-number="13" table:data-type="automatic"/>
          </table:sort>
        </table:database-range>
        <table:database-range table:name="__Anonymous_Sheet_DB__2" table:target-range-address="puzzle31_numbers.A1:puzzle31_numbers.M513" table:display-filter-buttons="true">
          <table:filter>
            <table:filter-and>
              <table:filter-condition table:field-number="10" table:value="1" table:operator="="/>
            </table:filter-and>
          </table:filter>
        </table:database-range>
        <table:database-range table:name="__Anonymous_Sheet_DB__4" table:target-range-address="lamp2.A1:lamp2.L338" table:display-filter-buttons="true">
          <table:filter>
            <table:filter-and>
              <table:filter-condition table:field-number="11" table:value="2" table:operator="=">
                <table:filter-set-item table:value="2"/>
                <table:filter-set-item table:value="3"/>
              </table:filter-condition>
              <table:filter-condition table:field-number="0" table:value="" table:operator="="/>
              <table:filter-condition table:field-number="2" table:value="1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puzzle31_numbers'.A1:'Pivot Table_puzzle31_numbers'.N32" table:buttons="'Pivot Table_puzzle31_numbers'.A2 'Pivot Table_puzzle31_numbers'.B2 'Pivot Table_puzzle31_numbers'.C2 'Pivot Table_puzzle31_numbers'.D2 'Pivot Table_puzzle31_numbers'.E2 'Pivot Table_puzzle31_numbers'.F2 'Pivot Table_puzzle31_numbers'.G2 'Pivot Table_puzzle31_numbers'.H2 'Pivot Table_puzzle31_numbers'.I2 'Pivot Table_puzzle31_numbers'.J2 'Pivot Table_puzzle31_numbers'.K1" table:grand-total="none" table:show-filter-button="false">
          <table:source-cell-range table:cell-range-address="puzzle31_numbers.A1:puzzle31_numbers.N513">
            <table:filter>
              <table:filter-and>
                <table:filter-condition table:field-number="10" table:value="1" table:operator="="/>
                <table:filter-condition table:field-number="13" table:value="3" table:operator="&lt;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3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3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3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 of 1s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fals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2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3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4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1" table:orientation="row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1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" style:family="table-cell" style:parent-style-name="Default">
      <style:table-cell-properties fo:background-color="#00599d" loext:vertical-justify="auto"/>
      <style:paragraph-properties css3t:text-justify="auto"/>
      <style:text-properties fo:color="#ffffff"/>
    </style:style>
    <style:style style:name="red" style:family="table-cell" style:parent-style-name="Default">
      <style:table-cell-properties fo:background-color="#ed1c24"/>
      <style:text-properties fo:color="#ffffff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6T13:14:40.315161001</dc:date>
    <meta:editing-duration>PT37M38S</meta:editing-duration>
    <meta:editing-cycles>12</meta:editing-cycles>
    <meta:document-statistic meta:table-count="5" meta:cell-count="18129" meta:object-count="0"/>
  </office:meta>
</office:document-meta>
</file>